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c93" officeooo:paragraph-rsid="0006b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машнее задание</text:p>
      <text:p text:style-name="P1"/>
      <text:p text:style-name="P1">Подготовить скрипт для анализа лога веб-сервера.</text:p>
      <text:p text:style-name="P1"/>
      <text:p text:style-name="P1">- Вывести наиболее частые запросы по IP адресам</text:p>
      <text:p text:style-name="P1">- Вывести наиболее часто возвращаемые коды</text:p>
      <text:p text:style-name="P1">- Вывести наиболее часто посещаемые страницы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01:09:27.910983343</meta:creation-date>
    <dc:date>2019-06-11T01:17:13.647716963</dc:date>
    <meta:editing-duration>PT7M47S</meta:editing-duration>
    <meta:editing-cycles>1</meta:editing-cycles>
    <meta:document-statistic meta:table-count="0" meta:image-count="0" meta:object-count="0" meta:page-count="1" meta:paragraph-count="5" meta:word-count="28" meta:character-count="197" meta:non-whitespace-character-count="174"/>
    <meta:generator>LibreOffice/6.0.7.3$Linux_X86_64 LibreOffice_project/00m0$Build-3</meta:generator>
  </office:meta>
</office:document-meta>
</file>